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SimSun" svg:font-family="SimSun, FZShuSong-Z01"/>
    <style:font-face style:name="Arial" svg:font-family="Arial, 'DejaVu Sans'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Droid Arabic Naskh" svg:font-family="'Droid Arabic Naskh'" style:font-pitch="variable"/>
    <style:font-face style:name="Purisa" svg:font-family="Puris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1" fo:font-size="12pt" style:font-size-asian="12pt" style:font-name-complex="DejaVu Sans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1" fo:font-size="12pt" officeooo:rsid="0017a6b1" officeooo:paragraph-rsid="0017a6b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1" fo:font-size="12pt" officeooo:rsid="001ba6e0" officeooo:paragraph-rsid="001ba6e0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1" fo:font-size="12pt" officeooo:rsid="001e3873" officeooo:paragraph-rsid="001e3873" style:font-size-asian="12pt" style:font-size-complex="12pt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style:font-name="DejaVu Sans1" fo:font-size="12pt" style:font-size-asian="12pt" style:font-name-complex="DejaVu Sans" style:font-size-complex="12pt"/>
    </style:style>
    <style:style style:name="T1" style:family="text">
      <style:text-properties fo:font-size="11pt" style:font-size-asian="11pt" style:font-name-complex="DejaVu Sans" style:font-size-complex="11pt"/>
    </style:style>
    <style:style style:name="T2" style:family="text">
      <style:text-properties fo:font-size="11pt" officeooo:rsid="0015f8a0" style:font-size-asian="11pt" style:font-name-complex="DejaVu Sans" style:font-size-complex="11pt"/>
    </style:style>
    <style:style style:name="T3" style:family="text">
      <style:text-properties fo:font-size="11pt" officeooo:rsid="0017a6b1" style:font-size-asian="11pt" style:font-name-complex="DejaVu Sans" style:font-size-complex="11pt"/>
    </style:style>
    <style:style style:name="T4" style:family="text">
      <style:text-properties fo:font-size="11pt" officeooo:rsid="0019c282" style:font-size-asian="11pt" style:font-name-complex="DejaVu Sans" style:font-size-complex="11pt"/>
    </style:style>
    <style:style style:name="T5" style:family="text">
      <style:text-properties fo:font-size="11pt" officeooo:rsid="0017eeba" style:font-size-asian="11pt" style:font-name-complex="DejaVu Sans" style:font-size-complex="11pt"/>
    </style:style>
    <style:style style:name="T6" style:family="text">
      <style:text-properties fo:font-size="11pt" officeooo:rsid="001a4f88" style:font-size-asian="11pt" style:font-name-complex="DejaVu Sans" style:font-size-complex="11pt"/>
    </style:style>
    <style:style style:name="T7" style:family="text">
      <style:text-properties fo:font-size="11pt" officeooo:rsid="0019b12f" style:font-size-asian="11pt" style:font-name-complex="DejaVu Sans" style:font-size-complex="11pt"/>
    </style:style>
    <style:style style:name="T8" style:family="text">
      <style:text-properties style:font-name="DejaVu Sans" fo:font-size="11pt" style:font-size-asian="11pt" style:font-name-complex="DejaVu Sans" style:font-size-complex="11pt"/>
    </style:style>
    <style:style style:name="T9" style:family="text">
      <style:text-properties style:font-name="DejaVu Sans" fo:font-size="11pt" officeooo:rsid="0015f8a0" style:font-size-asian="11pt" style:font-name-complex="DejaVu Sans" style:font-size-complex="11pt"/>
    </style:style>
    <style:style style:name="T10" style:family="text">
      <style:text-properties style:font-name="DejaVu Sans" fo:font-size="11pt" officeooo:rsid="0017a6b1" style:font-size-asian="11pt" style:font-name-complex="DejaVu Sans" style:font-size-complex="11pt"/>
    </style:style>
    <style:style style:name="T11" style:family="text">
      <style:text-properties style:font-name="DejaVu Sans" fo:font-size="11pt" officeooo:rsid="0017eeba" style:font-size-asian="11pt" style:font-name-complex="DejaVu Sans" style:font-size-complex="11pt"/>
    </style:style>
    <style:style style:name="T12" style:family="text">
      <style:text-properties style:font-name="DejaVu Sans" fo:font-size="11pt" officeooo:rsid="0019b12f" style:font-size-asian="11pt" style:font-name-complex="DejaVu Sans" style:font-size-complex="11pt"/>
    </style:style>
    <style:style style:name="T13" style:family="text">
      <style:text-properties style:font-name="DejaVu Sans" fo:font-size="11pt" officeooo:rsid="0019c282" style:font-size-asian="11pt" style:font-name-complex="DejaVu Sans" style:font-size-complex="11pt"/>
    </style:style>
    <style:style style:name="T14" style:family="text">
      <style:text-properties style:font-name="DejaVu Sans" fo:font-size="11pt" officeooo:rsid="001a4f88" style:font-size-asian="11pt" style:font-name-complex="DejaVu Sans" style:font-size-complex="11pt"/>
    </style:style>
    <style:style style:name="T15" style:family="text">
      <style:text-properties style:font-name-complex="DejaVu Sans"/>
    </style:style>
    <style:style style:name="T16" style:family="text">
      <style:text-properties officeooo:rsid="0015f8a0" style:font-name-complex="DejaVu Sans"/>
    </style:style>
    <style:style style:name="T17" style:family="text">
      <style:text-properties officeooo:rsid="0017a6b1" style:font-name-complex="DejaVu Sans"/>
    </style:style>
    <style:style style:name="T18" style:family="text">
      <style:text-properties officeooo:rsid="0019c282" style:font-name-complex="DejaVu Sans"/>
    </style:style>
    <style:style style:name="T19" style:family="text">
      <style:text-properties officeooo:rsid="0017eeba" style:font-name-complex="DejaVu Sans"/>
    </style:style>
    <style:style style:name="T20" style:family="text">
      <style:text-properties officeooo:rsid="001a4f88" style:font-name-complex="DejaVu Sans"/>
    </style:style>
    <style:style style:name="T21" style:family="text">
      <style:text-properties officeooo:rsid="0019b12f" style:font-name-complex="DejaVu Sans"/>
    </style:style>
    <style:style style:name="T22" style:family="text">
      <style:text-properties officeooo:rsid="001fc78e" style:font-name-complex="DejaVu Sans"/>
    </style:style>
    <style:style style:name="T23" style:family="text">
      <style:text-properties officeooo:rsid="001e38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stract</text:p>
      <text:p text:style-name="P1"/>
      <text:p text:style-name="P2"><text:span text:style-name="T15">U radu se </text:span><text:span text:style-name="T16">obradjuje</text:span><text:span text:style-name="T15"> specijalna klasa konacnih diskretnih modela pod nazivom ‘celijski automati’ (eng. cellular automata) </text:span><text:span text:style-name="T16">koji se baziraju na cisto lokalnoj interakciji ali proizvode uzorke koji se mogu promatrati na globalnijoj skali, te vecem nivou apstrakcije. </text:span><text:span text:style-name="T15"><text:s/></text:span><text:span text:style-name="T17">Upravo ova cisto lokalna interakcija omogucava da se pomocu navedenih entiteta omoguci modeliranje sirokog spektra s obzirom da veliki broj stvari koje se pokusavaju modelirati spada upravo u ovu kategoriju. </text:span></text:p>
      <text:p text:style-name="P3"><text:span text:style-name="T15">Kroz rad se navodi nekoliko klasa, </text:span><text:span text:style-name="T18">primjera i primjena</text:span><text:span text:style-name="T15"> celijskih automata, te se uz pomoc grafickog simulatora pisanog u programskom jeziku Java pokusavaju prikazati najbitniji koncepti potrebni za shvatanje nacina funkcionisanja te potencijalne primjene ovih modela. Takodjer, ponudjen je </text:span><text:span text:style-name="T19">i</text:span><text:span text:style-name="T15"> formalni matematicki tretman iz raznih aspekta koji ukljucuju teoriju haosa </text:span><text:span text:style-name="T19">i</text:span><text:span text:style-name="T15"> teoriju igara, te aspekt na koji je stavljen najveci fokus – teorija kompjutacije </text:span><text:span text:style-name="T20">s obzirom da se celijski automati, tacnije odredjene instance istih, mogu koristiti kao univerzalna Turingova masina sto otvara siroke primjene </text:span><text:span text:style-name="T22">ove vrste sistema</text:span><text:span text:style-name="T15">. </text:span></text:p>
      <text:p text:style-name="P3"/>
      <text:p text:style-name="P4">1. Uvod</text:p>
      <text:p text:style-name="P4"/>
      <text:p text:style-name="P5">1.1 Pregled</text:p>
      <text:p text:style-name="P4"/>
      <text:p text:style-name="P4"/>
      <text:p text:style-name="P4"/>
      <text:p text:style-name="P4">1.<text:span text:style-name="T23">2</text:span> Historija</text:p>
      <text:p text:style-name="P4"/>
      <text:p text:style-name="P4"/>
      <text:p text:style-name="P4"/>
      <text:p text:style-name="P4"/>
      <text:p text:style-name="P3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SimSun" svg:font-family="SimSun, FZShuSong-Z01"/>
    <style:font-face style:name="Arial" svg:font-family="Arial, 'DejaVu Sans'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Droid Arabic Naskh" svg:font-family="'Droid Arabic Naskh'" style:font-pitch="variable"/>
    <style:font-face style:name="Purisa" svg:font-family="Puris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FZShuSong-Z01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line-height="100%" fo:keep-together="always" fo:keep-with-next="always"/>
      <style:text-properties style:font-name="Arial" fo:font-family="Arial, 'DejaVu Sans'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, 'DejaVu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line-height="100%" fo:keep-together="always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line-height="100%" fo:keep-together="always" fo:keep-with-next="always"/>
      <style:text-properties style:font-name="Arial" fo:font-family="Arial, 'DejaVu Sans'" style:font-family-generic="swiss" fo:font-size="13pt" fo:font-weight="bold" style:font-size-asian="13pt" style:font-weight-asian="bold" style:font-name-complex="Arial" style:font-family-complex="Arial, 'DejaVu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line-height="100%" fo:keep-together="always" fo:keep-with-next="always"/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0.9854in" style:num-format="1" style:print-orientation="portrait" fo:margin-top="1in" fo:margin-bottom="1in" fo:margin-left="1.248in" fo:margin-right="1.248in" style:writing-mode="lr-tb" style:layout-grid-color="#c0c0c0" style:layout-grid-lines="45" style:layout-grid-base-height="0.1992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ct</dc:title>
    <meta:creation-date>2015-06-02T19:54:44.415447079</meta:creation-date>
    <dc:date>2015-06-02T20:51:13.262515078</dc:date>
    <meta:editing-cycles>16</meta:editing-cycles>
    <meta:editing-duration>PT53M46S</meta:editing-duration>
    <meta:generator>LibreOffice/4.2.8.2$Linux_X86_64 LibreOffice_project/420m0$Build-2</meta:generator>
    <meta:document-statistic meta:table-count="0" meta:image-count="0" meta:object-count="0" meta:page-count="1" meta:paragraph-count="6" meta:word-count="160" meta:character-count="1126" meta:non-whitespace-character-count="968"/>
    <meta:user-defined meta:name="KSOProductBuildVer">1033-9.1.0.4953</meta:user-defined>
  </office:meta>
</office:document-meta>
</file>